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F0000025993368224E3E48B32.png" manifest:media-type="image/png"/>
  <manifest:file-entry manifest:full-path="Pictures/1000020100000320000001E7DF4728974233BD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5.02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1.439cm" fo:min-width="3.81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6.354cm" fo:min-width="5.342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1.598cm"/>
    </style:style>
    <style:style style:name="gr9" style:family="graphic" style:parent-style-name="standard">
      <style:graphic-properties draw:fill-color="#1b75bc" draw:textarea-horizontal-align="justify" draw:textarea-vertical-align="middle" draw:auto-grow-height="false" fo:min-height="2.036cm" fo:min-width="3.576cm"/>
    </style:style>
    <style:style style:name="gr10" style:family="graphic" style:parent-style-name="standard">
      <style:graphic-properties draw:fill-color="#5e8ac7" draw:textarea-horizontal-align="justify" draw:textarea-vertical-align="middle" draw:auto-grow-height="false" fo:min-height="2.036cm" fo:min-width="3.576cm"/>
    </style:style>
    <style:style style:name="gr11" style:family="graphic" style:parent-style-name="standard">
      <style:graphic-properties draw:fill="solid" draw:fill-color="#7da7d8" draw:textarea-horizontal-align="justify" draw:textarea-vertical-align="middle" draw:auto-grow-height="false" fo:min-height="2.036cm" fo:min-width="3.576cm"/>
    </style:style>
    <style:style style:name="gr12" style:family="graphic" style:parent-style-name="standard">
      <style:graphic-properties draw:fill-color="#adc5e7" draw:textarea-horizontal-align="justify" draw:textarea-vertical-align="middle" draw:auto-grow-height="false" fo:min-height="2.036cm" fo:min-width="3.57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401cm" fo:min-width="5.058cm"/>
    </style:style>
    <style:style style:name="gr14" style:family="graphic" style:parent-style-name="standard">
      <style:graphic-properties draw:fill-color="#7da7d8" draw:textarea-horizontal-align="justify" draw:textarea-vertical-align="middle" draw:auto-grow-height="false" fo:min-height="1.401cm" fo:min-width="3.81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4.068cm" fo:min-width="5.058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6.354cm" fo:min-width="5.72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401cm" fo:min-width="5.42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4.068cm" fo:min-width="5.421cm"/>
    </style:style>
    <style:style style:name="gr19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12.149cm, 0cm, 0cm)" draw:image-opacity="100%" style:mirror="none"/>
    </style:style>
    <style:style style:name="gr20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13.093cm)" draw:image-opacity="100%" style:mirror="none"/>
    </style:style>
    <style:style style:name="gr2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8.776cm, 0cm, 2.16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1b75bc"/>
      <style:paragraph-properties fo:text-align="center"/>
    </style:style>
    <style:style style:name="P5" style:family="paragraph">
      <loext:graphic-properties draw:fill-color="#5e8ac7"/>
      <style:paragraph-properties fo:text-align="center"/>
    </style:style>
    <style:style style:name="P6" style:family="paragraph">
      <loext:graphic-properties draw:fill="solid" draw:fill-color="#7da7d8"/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7da7d8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905cm" svg:x="15.732cm" svg:y="13.827cm">
          <text:p text:style-name="P1">Inicializácia</text:p>
          <text:p text:style-name="P1">kami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527cm" svg:height="1.397cm" svg:x="1.381cm" svg:y="2.27cm">
          <text:p text:style-name="P1">Process Manag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.003cm" svg:y1="7.985cm" svg:x2="25.003cm" svg:y2="9.89cm">
          <text:p/>
        </draw:line>
        <draw:custom-shape draw:style-name="gr4" draw:text-style-name="P1" draw:layer="layout" svg:width="4.318cm" svg:height="2.286cm" svg:x="12.53cm" svg:y="7.985cm">
          <text:p text:style-name="P1">Face pose 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778cm" svg:x="1.914cm" svg:y="8.025cm">
          <text:p text:style-name="P1">Geometrická</text:p>
          <text:p text:style-name="P1">kalibráci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778cm" svg:x="1.916cm" svg:y="4.944cm">
          <text:p text:style-name="P1">IR</text:p>
          <text:p text:style-name="P1">RGB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6.703cm" svg:x2="4.048cm" svg:y2="7.973cm">
          <text:p/>
        </draw:line>
        <draw:custom-shape draw:style-name="gr6" draw:text-style-name="P1" draw:layer="layout" svg:width="4.318cm" svg:height="1.689cm" svg:x="1.889cm" svg:y="11.175cm">
          <text:p text:style-name="P1">Depth</text:p>
          <text:p text:style-name="P1">RGB-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9.854cm" svg:x2="4.048cm" svg:y2="11.124cm">
          <text:p/>
        </draw:line>
        <draw:custom-shape draw:style-name="gr6" draw:text-style-name="P1" draw:layer="layout" svg:width="4.318cm" svg:height="1.689cm" svg:x="1.889cm" svg:y="14.175cm">
          <text:p text:style-name="P1">Filtratio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12.854cm" svg:x2="4.048cm" svg:y2="14.124cm">
          <text:p/>
        </draw:line>
        <draw:custom-shape draw:style-name="gr6" draw:text-style-name="P1" draw:layer="layout" svg:width="4.318cm" svg:height="1.689cm" svg:x="1.889cm" svg:y="17.175cm">
          <text:p text:style-name="P1">PointClou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15.854cm" svg:x2="4.048cm" svg:y2="17.124cm">
          <text:p/>
        </draw:line>
        <draw:custom-shape draw:style-name="gr5" draw:text-style-name="P1" draw:layer="layout" svg:width="4.318cm" svg:height="1.778cm" svg:x="12.557cm" svg:y="4.891cm">
          <text:p text:style-name="P1">Data buff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3" draw:layer="layout" svg:width="5.842cm" svg:height="6.604cm" svg:x="1.635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098cm" svg:height="1.524cm" svg:x="1.635cm" svg:y="1.762cm">
          <text:p text:style-name="P1">Správca procesov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76cm" svg:height="2.286cm" svg:x="3.909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76cm" svg:height="2.286cm" svg:x="3.583cm" svg:y="13.9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076cm" svg:height="2.286cm" svg:x="3.198cm" svg:y="14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076cm" svg:height="2.286cm" svg:x="2.813cm" svg:y="14.327cm">
          <text:p text:style-name="P1">Paralelné spracovan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558cm" svg:height="1.651cm" svg:x="1.777cm" svg:y="6.207cm">
          <text:p text:style-name="P1">Inicializácia</text:p>
          <text:p text:style-name="P1">kamery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318cm" svg:height="1.651cm" svg:x="2.551cm" svg:y="19.019cm">
          <text:p text:style-name="P1">Inicializácia</text:p>
          <text:p text:style-name="P1">kamier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558cm" svg:height="4.318cm" svg:x="1.777cm" svg:y="8.112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842cm" svg:height="6.604cm" svg:x="1.635cm" svg:y="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558cm" svg:height="1.651cm" svg:x="1.777cm" svg:y="6.207cm">
          <text:p text:style-name="P1">Inicializácia</text:p>
          <text:p text:style-name="P1">kamery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558cm" svg:height="4.318cm" svg:x="1.777cm" svg:y="8.112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223cm" svg:height="6.604cm" svg:x="8.493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8.644cm" svg:y="6.207cm">
          <text:p text:style-name="P1">Inicializácia</text:p>
          <text:p text:style-name="P1">kame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8.644cm" svg:y="8.112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6.223cm" svg:height="6.604cm" svg:x="8.493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8.644cm" svg:y="6.207cm">
          <text:p text:style-name="P1">Real-Time</text:p>
          <text:p text:style-name="P1">získavanie sním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8.644cm" svg:y="8.112cm">
          <text:list text:style-name="L1">
            <text:list-item>
              <text:p text:style-name="P10"><text:span text:style-name="T1">Získanie dát</text:span></text:p>
            </text:list-item>
            <text:list-item>
              <text:p text:style-name="P10"><text:span text:style-name="T1">Odstránenie skreslenia </text:span></text:p>
            </text:list-item>
            <text:list-item>
              <text:p text:style-name="P10"><text:span text:style-name="T1">RGB a IR obrazu</text:span></text:p>
            </text:list-item>
            <text:list-item>
              <text:p text:style-name="P10"><text:span text:style-name="T1">Uloženie do zásobníka</text:span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6.223cm" svg:height="6.604cm" svg:x="15.697cm" svg:y="6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15.848cm" svg:y="6.18cm">
          <text:p text:style-name="P1">Inicializácia</text:p>
          <text:p text:style-name="P1">kame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15.848cm" svg:y="8.085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6.223cm" svg:height="6.604cm" svg:x="15.697cm" svg:y="6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15.848cm" svg:y="6.18cm">
          <text:p text:style-name="P1">Zhromaždovanie</text:p>
          <text:p text:style-name="P1">dá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15.848cm" svg:y="8.085cm">
          <text:list text:style-name="L1">
            <text:list-item>
              <text:p text:style-name="P10"><text:span text:style-name="T1">Získanie dát</text:span></text:p>
            </text:list-item>
            <text:list-item>
              <text:p text:style-name="P10"><text:span text:style-name="T1"/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9" draw:text-style-name="P1" draw:layer="layout" svg:width="8.483cm" svg:height="12.122cm" svg:x="3.177cm" svg:y="4.048cm">
          <draw:image xlink:href="Pictures/1000020100000320000001E7DF4728974233BDFF.png" xlink:type="simple" xlink:show="embed" xlink:actuate="onLoad">
            <text:p/>
          </draw:image>
        </draw:frame>
        <draw:frame draw:style-name="gr20" draw:text-style-name="P1" draw:layer="layout" svg:width="6.985cm" svg:height="13.115cm" svg:x="20.939cm" svg:y="3.286cm">
          <draw:image xlink:href="Pictures/100002010000032F0000025993368224E3E48B32.png" xlink:type="simple" xlink:show="embed" xlink:actuate="onLoad">
            <text:p/>
          </draw:image>
        </draw:frame>
        <draw:frame draw:style-name="gr21" draw:text-style-name="P1" draw:layer="layout" svg:width="8.762cm" svg:height="13.115cm" svg:x="11.922cm" svg:y="3.287cm">
          <draw:image xlink:href="Pictures/100002010000032F0000025993368224E3E48B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20:46:38.033822670</meta:creation-date>
    <dc:date>2020-06-06T17:14:35.873531510</dc:date>
    <meta:editing-duration>PT12M46S</meta:editing-duration>
    <meta:editing-cycles>3</meta:editing-cycles>
    <meta:generator>LibreOffice/6.0.7.3$Linux_X86_64 LibreOffice_project/00m0$Build-3</meta:generator>
    <meta:document-statistic meta:object-count="41"/>
  </office:meta>
</office:document-meta>
</file>